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Liberation Serif" officeooo:rsid="000bcafc" officeooo:paragraph-rsid="000bcafc" style:font-size-asian="10.5pt"/>
    </style:style>
    <style:style style:name="P2" style:family="paragraph" style:parent-style-name="Standard">
      <style:text-properties style:font-name="pLiberation Serif" officeooo:rsid="000cea3a" officeooo:paragraph-rsid="000cea3a" style:font-size-asian="10.5pt"/>
    </style:style>
    <style:style style:name="P3" style:family="paragraph" style:parent-style-name="Standard">
      <style:text-properties style:font-name="pLiberation Serif" officeooo:rsid="000ef5b4" officeooo:paragraph-rsid="000ef5b4" style:font-size-asian="10.5pt"/>
    </style:style>
    <style:style style:name="P4" style:family="paragraph" style:parent-style-name="Text_20_body">
      <style:text-properties officeooo:rsid="000cea3a" officeooo:paragraph-rsid="000cea3a"/>
    </style:style>
    <style:style style:name="P5" style:family="paragraph" style:parent-style-name="Standard" style:list-style-name="L2">
      <style:text-properties style:font-name="pLiberation Serif" officeooo:rsid="001b4d8c" officeooo:paragraph-rsid="001b4d8c" style:font-size-asian="10.5pt"/>
    </style:style>
    <style:style style:name="P6" style:family="paragraph" style:parent-style-name="Standard" style:list-style-name="L2">
      <style:text-properties style:font-name="pLiberation Serif" officeooo:rsid="001076ec" officeooo:paragraph-rsid="000cea3a" style:font-size-asian="10.5pt"/>
    </style:style>
    <style:style style:name="P7" style:family="paragraph" style:parent-style-name="Standard" style:list-style-name="L2">
      <style:text-properties style:font-name="pLiberation Serif" officeooo:rsid="0021c592" officeooo:paragraph-rsid="0021c592" style:font-size-asian="10.5pt"/>
    </style:style>
    <style:style style:name="P8" style:family="paragraph" style:parent-style-name="Text_20_body" style:list-style-name="L1">
      <style:text-properties officeooo:rsid="000b416d" officeooo:paragraph-rsid="000cea3a"/>
    </style:style>
    <style:style style:name="P9" style:family="paragraph" style:parent-style-name="Text_20_body" style:list-style-name="L1">
      <style:text-properties officeooo:rsid="000cea3a" officeooo:paragraph-rsid="000cea3a"/>
    </style:style>
    <style:style style:name="T1" style:family="text">
      <style:text-properties officeooo:rsid="000cea3a"/>
    </style:style>
    <style:style style:name="T2" style:family="text">
      <style:text-properties officeooo:rsid="00149b08"/>
    </style:style>
    <style:style style:name="T3" style:family="text">
      <style:text-properties officeooo:rsid="002162da"/>
    </style:style>
    <style:style style:name="T4" style:family="text">
      <style:text-properties officeooo:rsid="002293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list xml:id="list6765858750544406938" text:style-name="L1">
        <text:list-item>
          <text:p text:style-name="P8">Scen<text:span text:style-name="T1">a</text:span>riusze użycia</text:p>
        </text:list-item>
        <text:list-item>
          <text:p text:style-name="P8">Potrzeby</text:p>
        </text:list-item>
        <text:list-item>
          <text:p text:style-name="P8">Historyjki użytkownik<text:span text:style-name="T1">a</text:span></text:p>
        </text:list-item>
        <text:list-item>
          <text:p text:style-name="P9">Przypadki użycia dla tej potrzeby</text:p>
        </text:list-item>
      </text:list>
      <text:p text:style-name="P4"/>
      <text:p text:style-name="P1">1. <text:span text:style-name="T3">Prowadzący kurs musi poinformowac klientów o zmianach w prowadzonym przez niego kursie</text:span></text:p>
      <text:p text:style-name="P1"/>
      <text:p text:style-name="P1">2. <text:span text:style-name="T2">Potrzeba wysłania informacji do uczestników kursu i wprowadzenie uzgodnionych zmian w kalendażu</text:span></text:p>
      <text:p text:style-name="P1"/>
      <text:p text:style-name="P2">3. <text:span text:style-name="T3">Wykładowca musi odwołać zajęcia i ustalić ich nowy termin. Niezbędna jest informacja dla osób uczestniczących w kursie o tym zdarzeniu. Po uzgodnieniu zmian informacja trafia do pracownika dziekanatu i ten nanosi zmiany w kalendarzu kursu</text:span></text:p>
      <text:p text:style-name="P2"/>
      <text:p text:style-name="P2"/>
      <text:p text:style-name="P2">4.</text:p>
      <text:list xml:id="list4745687858710601911" text:style-name="L2">
        <text:list-item>
          <text:p text:style-name="P5">wysłanie powiadomienia</text:p>
        </text:list-item>
        <text:list-item>
          <text:p text:style-name="P7">kontakt z <text:span text:style-name="T4">pracownikiem dziekanatu</text:span></text:p>
        </text:list-item>
      </text:list>
      <text:p text:style-name="P3"/>
      <text:list xml:id="list161550125412198" text:continue-numbering="true" text:style-name="L2">
        <text:list-header>
          <text:p text:style-name="P6"/>
        </text:list-header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pLiberation Serif" svg:font-family="'pLiberation Serif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25:23.662659832</meta:creation-date>
    <dc:date>2017-12-06T16:15:47.950931927</dc:date>
    <meta:editing-duration>PT1H18M18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86" meta:character-count="577" meta:non-whitespace-character-count="508"/>
  </office:meta>
</office:document-meta>
</file>